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0EE78B19CEAAAC162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65cm" svg:y="0.205cm" svg:width="16.87cm" svg:height="5.038cm" draw:z-index="0"><draw:image xlink:href="Pictures/100002010000031D000000EE78B19CEAAAC162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https://scaron.info/blog/quadratic-programming-in-python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18:04.407884800</meta:creation-date>
    <dc:date>2021-10-05T20:19:17.337617223</dc:date>
    <meta:editing-duration>PT2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1" meta:character-count="61" meta:non-whitespace-character-count="61"/>
  </office:meta>
</office:document-meta>
</file>